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ce1" officeooo:paragraph-rsid="0015ec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UM</text:p>
      <text:p text:style-name="P1"/>
      <text:p text:style-name="P1">Baclklog introduced by product owner, backlog is a prioritised organised list of all work neeeded for the product</text:p>
      <text:p text:style-name="P1"/>
      <text:p text:style-name="P1">work in done by the development team during the “sprint”</text:p>
      <text:p text:style-name="P1">sprint is a period of 1 – 4 weeks </text:p>
      <text:p text:style-name="P1">During sprint, based on sprint goal a sprint backlog is created with the development team working together to deliver value</text:p>
      <text:p text:style-name="P1">Development team meets for 15 minutes for a daily scrum </text:p>
      <text:p text:style-name="P1">daily scrum – used to inspect and adapt progress towards a spring goal and to serve as dependencies or impediments.</text:p>
      <text:p text:style-name="P1">Scrum master makes sure that scrum is understood and implemented</text:p>
      <text:p text:style-name="P1">scrum master helps everyone understand scrum theory and practices and rules.</text:p>
      <text:p text:style-name="P1">At the end of the spring the scrum team invites stakeholders to sprint review to collectively inspect results.</text:p>
      <text:p text:style-name="P1">After sprint review scrum team runs sprint retrospective where they evaluate how they worked and build a plan for improvem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09:21:10.549354738</meta:creation-date>
    <dc:date>2022-05-31T09:28:54.581724473</dc:date>
    <meta:editing-duration>PT7M44S</meta:editing-duration>
    <meta:editing-cycles>1</meta:editing-cycles>
    <meta:document-statistic meta:table-count="0" meta:image-count="0" meta:object-count="0" meta:page-count="1" meta:paragraph-count="11" meta:word-count="145" meta:character-count="878" meta:non-whitespace-character-count="740"/>
    <meta:generator>LibreOffice/6.4.7.2$Linux_X86_64 LibreOffice_project/40$Build-2</meta:generator>
  </office:meta>
</office:document-meta>
</file>